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margin-left="0.4925in" fo:margin-right="0in" fo:text-indent="0in" style:auto-text-indent="false"/>
      <style:text-properties officeooo:rsid="004960bf" officeooo:paragraph-rsid="005276bc"/>
    </style:style>
    <style:style style:name="P2" style:family="paragraph" style:parent-style-name="Standard">
      <style:paragraph-properties fo:margin-left="0.4925in" fo:margin-right="0in" fo:text-indent="0in" style:auto-text-indent="false"/>
      <style:text-properties officeooo:rsid="005276bc" officeooo:paragraph-rsid="005276bc"/>
    </style:style>
    <style:style style:name="P3" style:family="paragraph" style:parent-style-name="Text_20_body">
      <style:paragraph-properties fo:margin-left="0.4925in" fo:margin-right="0in" fo:text-indent="0in" style:auto-text-indent="false"/>
    </style:style>
    <style:style style:name="P4" style:family="paragraph" style:parent-style-name="Text_20_body">
      <style:paragraph-properties fo:margin-left="0.4925in" fo:margin-right="0in" fo:text-indent="0in" style:auto-text-indent="false"/>
      <style:text-properties officeooo:paragraph-rsid="0050a607"/>
    </style:style>
    <style:style style:name="P5" style:family="paragraph" style:parent-style-name="Text_20_body">
      <style:paragraph-properties fo:margin-left="0.4925in" fo:margin-right="0in" fo:text-indent="0in" style:auto-text-indent="false"/>
      <style:text-properties officeooo:rsid="0050a607" officeooo:paragraph-rsid="00517348"/>
    </style:style>
    <style:style style:name="P6" style:family="paragraph" style:parent-style-name="Text_20_body">
      <style:paragraph-properties fo:margin-left="0.4925in" fo:margin-right="0in" fo:text-indent="0in" style:auto-text-indent="false"/>
      <style:text-properties officeooo:rsid="00517348" officeooo:paragraph-rsid="00517348"/>
    </style:style>
    <style:style style:name="P7" style:family="paragraph" style:parent-style-name="Text_20_body">
      <style:paragraph-properties fo:margin-left="0.4925in" fo:margin-right="0in" fo:text-indent="0in" style:auto-text-indent="false"/>
      <style:text-properties officeooo:rsid="00580a5d" officeooo:paragraph-rsid="00580a5d"/>
    </style:style>
    <style:style style:name="P8" style:family="paragraph" style:parent-style-name="Heading" style:list-style-name="L1"/>
    <style:style style:name="P9" style:family="paragraph" style:parent-style-name="Heading" style:list-style-name="L1">
      <style:text-properties officeooo:rsid="0050a607" officeooo:paragraph-rsid="0050a607"/>
    </style:style>
    <style:style style:name="P10" style:family="paragraph" style:parent-style-name="Heading" style:list-style-name="L3"/>
    <style:style style:name="P11" style:family="paragraph" style:parent-style-name="Heading" style:list-style-name="L3">
      <style:text-properties officeooo:rsid="005276bc" officeooo:paragraph-rsid="005276bc"/>
    </style:style>
    <style:style style:name="P12" style:family="paragraph" style:parent-style-name="Text_20_body" style:list-style-name="L1"/>
    <style:style style:name="P13" style:family="paragraph" style:parent-style-name="Text_20_body" style:list-style-name="L1">
      <style:text-properties officeooo:rsid="0050a607" officeooo:paragraph-rsid="0050a607"/>
    </style:style>
    <style:style style:name="P14" style:family="paragraph" style:parent-style-name="Text_20_body" style:list-style-name="L1">
      <style:text-properties officeooo:rsid="00517348" officeooo:paragraph-rsid="00517348"/>
    </style:style>
    <style:style style:name="P15" style:family="paragraph" style:parent-style-name="Text_20_body" style:list-style-name="L1">
      <style:text-properties officeooo:rsid="005292cc" officeooo:paragraph-rsid="005292cc"/>
    </style:style>
    <style:style style:name="P16" style:family="paragraph" style:parent-style-name="Text_20_body" style:list-style-name="L2"/>
    <style:style style:name="P17" style:family="paragraph" style:parent-style-name="Text_20_body" style:list-style-name="L3">
      <style:text-properties officeooo:paragraph-rsid="00580a5d"/>
    </style:style>
    <style:style style:name="P18" style:family="paragraph" style:parent-style-name="Text_20_body" style:list-style-name="L3">
      <style:text-properties officeooo:rsid="005276bc" officeooo:paragraph-rsid="005276bc"/>
    </style:style>
    <style:style style:name="P19" style:family="paragraph" style:parent-style-name="Heading_20_2">
      <style:text-properties officeooo:paragraph-rsid="0050a607"/>
    </style:style>
    <style:style style:name="T1" style:family="text">
      <style:text-properties fo:font-variant="normal" fo:text-transform="none" fo:color="#222222" style:font-name="Liberation Serif" fo:font-size="12pt" fo:letter-spacing="normal" fo:font-style="normal" fo:font-weight="normal" style:font-size-asian="12pt" style:font-size-complex="12pt"/>
    </style:style>
    <style:style style:name="T2" style:family="text">
      <style:text-properties fo:font-variant="normal" fo:text-transform="none" fo:color="#222222" style:font-name="Liberation Serif" fo:font-size="12pt" fo:letter-spacing="normal" fo:font-style="normal" fo:font-weight="normal" officeooo:rsid="003b554f" style:font-size-asian="12pt" style:font-size-complex="12pt"/>
    </style:style>
    <style:style style:name="T3" style:family="text">
      <style:text-properties officeooo:rsid="003b554f"/>
    </style:style>
    <style:style style:name="T4" style:family="text">
      <style:text-properties officeooo:rsid="0050a607"/>
    </style:style>
    <style:style style:name="T5" style:family="text">
      <style:text-properties officeooo:rsid="00517348"/>
    </style:style>
    <style:style style:name="T6" style:family="text">
      <style:text-properties officeooo:rsid="005276bc"/>
    </style:style>
    <style:style style:name="T7" style:family="text">
      <style:text-properties officeooo:rsid="005292cc"/>
    </style:style>
    <style:style style:name="T8" style:family="text">
      <style:text-properties officeooo:rsid="00537f37"/>
    </style:style>
    <style:style style:name="T9" style:family="text">
      <style:text-properties fo:font-weight="normal" officeooo:rsid="0054e606" style:font-weight-asian="normal" style:font-weight-complex="normal"/>
    </style:style>
    <style:style style:name="T10" style:family="text">
      <style:text-properties fo:font-weight="normal" officeooo:rsid="00564822" style:font-weight-asian="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span text:style-name="T3">VERSION 2A </text:span><text:span text:style-name="T10">[~76 hours total]</text:span></text:h>
      <text:h text:style-name="P19" text:outline-level="2"><text:span text:style-name="T6">1.0 </text:span>APP <text:span text:style-name="T9">[~56 hours]</text:span></text:h>
      <text:list xml:id="list1963666865" text:style-name="L1">
        <text:list-header>
          <text:p text:style-name="P9">1.1 Show Data Previously Entered for a Project [~20 hours]</text:p>
        </text:list-header>
      </text:list>
      <text:p text:style-name="P4"><text:span text:style-name="T4">Provide a way under the </text:span>"current project" section <text:span text:style-name="T3">to show all data entered for a specific project. Also allow a way to edit existing entries if there was a mistake.</text:span></text:p>
      <text:p text:style-name="P5">Implementation: Will have an icon on each entry that can be pressed. Like an “i” symbol. When pressed will take the user to a new screen which shows the list of entries. I <text:span text:style-name="T5">will do the formal dual screen style special to support tablets. That is, the list will be on the left hand side, and when you click on a row you will see the full information on the right. For regular phones, this will instead take you to a new screen.</text:span></text:p>
      <text:p text:style-name="P6">The abbreviated row information will have the “Truck #” and as much as the other information I can fit.</text:p>
      <text:list xml:id="list111306255741446" text:continue-numbering="true" text:style-name="L1">
        <text:list-header>
          <text:p text:style-name="P8"><text:span text:style-name="T6">1.2 </text:span>If ZIP code is entered, auto populate city and state. <text:span text:style-name="T7">[~12 hours]</text:span></text:p>
          <text:p text:style-name="P13">Use the <text:a xlink:type="simple" xlink:href="http://code.google.com/apis/maps/documentation/geocoding/" text:style-name="Internet_20_link" text:visited-style-name="Visited_20_Internet_20_Link">GeoCoding API</text:a> to find the city and state. See this <text:a xlink:type="simple" xlink:href="http://maps.googleapis.com/maps/api/geocode/json?address=77379&amp;sensor=true" text:style-name="Internet_20_link" text:visited-style-name="Visited_20_Internet_20_Link">example</text:a>.</text:p>
          <text:p text:style-name="P8"><text:span text:style-name="T6">1.3 I</text:span>ntegrate ACRA into APP (crash detection) <text:span text:style-name="T7">[~2 hours]</text:span></text:p>
          <text:p text:style-name="P14">See ACRASupport library from studioSC.</text:p>
          <text:p text:style-name="P8"><text:span text:style-name="T6">1.4 </text:span>Add notes <text:span text:style-name="T5">to pictures [~16 hours]</text:span></text:p>
          <text:p text:style-name="P12">Add notes section to each picture so technician can communicate what the picture is if needed.</text:p>
          <text:p text:style-name="P14">Implementation: On the taking pictures screen, beneath each picture will be an Entry Field with the hint of “add notes here”. Notes will be captures and sent along with the picture. Will need to modify the database for APP and the server to accommodate this new information. What is new is adding a 2.sql on the server side and seeing if it actually works.</text:p>
          <text:p text:style-name="P15">The notes will simply be displayed beneath each picture on the confirmation screen and on the server.</text:p>
          <text:p text:style-name="P8"><text:span text:style-name="T6">1.</text:span>5 Error checking on various numbers <text:span text:style-name="T8">[~6 hours]</text:span></text:p>
        </text:list-header>
      </text:list>
      <text:p text:style-name="P3">If wrong # of digits is entered prompt the technician to confirm correct #. <text:s/>Please use this list to clean up what the list look like now as our clients have requested additional #'s. Correct # of digits are: </text:p>
      <text:list xml:id="list2206273486" text:style-name="L2">
        <text:list-item>
          <text:p text:style-name="P16">Digital Fleet - serial # = 8 digits <text:s/>IMEI # = remove serial # as they do not need that <text:soft-page-break/>anymore</text:p>
        </text:list-item>
        <text:list-item>
          <text:p text:style-name="P16">Smart Witness - serial # = 12 <text:s/>IMEI # = this should be MEID # = 15 <text:s text:c="2"/>SIM # = 20 and DRID # = 12</text:p>
        </text:list-item>
        <text:list-item>
          <text:p text:style-name="P16">Fed Ex - Mobileye # = 10, all others same as smart witness</text:p>
        </text:list-item>
        <text:list-item>
          <text:p text:style-name="P16">Five Cubits - meid # = 14, OBC serial # = 9, mobile # = 10, IMEI # = 15</text:p>
        </text:list-item>
      </text:list>
      <text:p text:style-name="P3">Implementation Notes: will need custom input handler to cover all these special cases.</text:p>
      <text:h text:style-name="Heading_20_2" text:outline-level="2"><text:span text:style-name="T6">2.0 </text:span>SERVER <text:span text:style-name="T10">[~20 hours]</text:span></text:h>
      <text:list xml:id="list4020209679" text:style-name="L3">
        <text:list-header>
          <text:p text:style-name="P10"><text:span text:style-name="T6">2.1 </text:span>Provide a way to deactivate a project once it is done. <text:span text:style-name="T8">[~12 hours]</text:span></text:p>
          <text:p text:style-name="P18">Will have a special “deactivate” button on the server side for each project. Once disabled the project will no longer show up on the list of available projects for all users. On the server side, the “Entries” screen will not show any disabled projects. I will have a link though that you can click to see the disabled project entries.</text:p>
          <text:p text:style-name="P11">2.2 Separate out city &amp; company from entries list. [~4 hours]</text:p>
        </text:list-header>
      </text:list>
      <text:p text:style-name="P1"><text:span text:style-name="T1">S</text:span><text:span text:style-name="T2">eparate out into separate columns the company name and the city. </text:span><text:span text:style-name="T1">I</text:span><text:span text:style-name="T2">t would be nice to sort by those two items but for now they are in one column.</text:span></text:p>
      <text:p text:style-name="P1"/>
      <text:p text:style-name="P2"><text:span text:style-name="T2">I</text:span><text:span text:style-name="T1">mplementation Notes: right now I just have a getAddressLine() function for the one column, which simply pulls looks up the address id and concenates all the columns into the one line. Instead I will have to break that up into several calls: getCompany(), getCity(), and getAddress(), where the after the address ID is looked up, will return the appropriate bit.</text:span></text:p>
      <text:list xml:id="list111307045423025" text:continue-numbering="true" text:style-name="L3">
        <text:list-header>
          <text:p text:style-name="P11">2.3 Better navigation ability on the server [~4 hours]</text:p>
          <text:p text:style-name="P17">The title always goes to the front page. Perhaps some deep entries should go up just one level.</text:p>
        </text:list-header>
      </text:list>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23T12:04:37.703066867</meta:creation-date>
    <meta:generator>LibreOffice/5.3.4.2$Linux_X86_64 LibreOffice_project/f82d347ccc0be322489bf7da61d7e4ad13fe2ff3</meta:generator>
    <dc:date>2017-07-07T11:13:05.709766218</dc:date>
    <meta:editing-duration>P1DT9H57M38S</meta:editing-duration>
    <meta:editing-cycles>40</meta:editing-cycles>
    <meta:document-statistic meta:table-count="0" meta:image-count="0" meta:object-count="0" meta:page-count="2" meta:paragraph-count="29" meta:word-count="644" meta:character-count="3423" meta:non-whitespace-character-count="2806"/>
  </office:meta>
</office:document-meta>
</file>